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26cm" fo:min-width="0.551cm" fo:padding-top="0.142cm" fo:padding-bottom="0.142cm" fo:padding-left="0.267cm" fo:padding-right="0.267cm"/>
    </style:style>
    <style:style style:name="gr83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4" style:family="graphic" style:parent-style-name="standard">
      <style:graphic-properties draw:stroke="solid" svg:stroke-width="0.026cm" svg:stroke-color="#0066b3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5" style:family="graphic" style:parent-style-name="objectwithoutfill">
      <style:graphic-properties svg:stroke-width="0.053cm" svg:stroke-color="#0000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87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8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89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94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95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96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97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98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99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100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01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2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3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10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1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12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13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14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15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16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17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19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20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22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23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24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25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2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27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28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29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solid" draw:fill-color="#b2b2b2"/>
      <style:paragraph-properties fo:text-align="start" style:font-independent-line-spacing="true"/>
      <style:text-properties fo:font-size="14pt"/>
    </style:style>
    <style:style style:name="P34" style:family="paragraph">
      <loext:graphic-properties draw:fill-color="#ffdaa2"/>
      <style:paragraph-properties fo:text-align="center"/>
    </style:style>
    <style:style style:name="P3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6" style:family="paragraph">
      <loext:graphic-properties draw:fill-color="#f58220"/>
      <style:paragraph-properties fo:text-align="center"/>
    </style:style>
    <style:style style:name="P37" style:family="paragraph">
      <loext:graphic-properties draw:fill="solid" draw:fill-color="#fdb94d"/>
      <style:paragraph-properties fo:text-align="center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="solid" draw:fill-color="#add58a"/>
      <style:paragraph-properties fo:text-align="center"/>
    </style:style>
    <style:style style:name="P40" style:family="paragraph">
      <loext:graphic-properties draw:fill-color="#407927"/>
      <style:paragraph-properties fo:text-align="center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paragraph-properties fo:text-align="start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5" style:family="paragraph">
      <loext:graphic-properties draw:fill-color="#adc5e7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railMulti</text:span><text:span text:style-name="T8">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orted </text:span><text:span text:style-name="T8">partitio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rail</text:span></text:p>
            <text:p text:style-name="P8"><text:span text:style-name="T8">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educe </text:span></text:p>
            <text:p text:style-name="P8"><text:span text:style-name="T8">task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ppen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arallel </text:span></text:p>
            <text:p text:style-name="P8"><text:span text:style-name="T8">rea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4.9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4.9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5.0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1.3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1.3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8.1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8.1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8.1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8.1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8.1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8.1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9.432cm" svg:y1="4.572cm" svg:x2="11.353cm" svg:y2="5.334cm">
          <text:p/>
        </draw:line>
        <draw:line draw:style-name="gr8" draw:text-style-name="P7" draw:layer="layout" svg:x1="8.642cm" svg:y1="6.236cm" svg:x2="11.353cm" svg:y2="5.451cm">
          <text:p/>
        </draw:line>
        <draw:line draw:style-name="gr8" draw:text-style-name="P7" draw:layer="layout" svg:x1="8.653cm" svg:y1="7.796cm" svg:x2="11.33cm" svg:y2="5.636cm">
          <text:p/>
        </draw:line>
        <draw:line draw:style-name="gr9" draw:text-style-name="P7" draw:layer="layout" svg:x1="9.409cm" svg:y1="5.08cm" svg:x2="11.391cm" svg:y2="7.62cm">
          <text:p/>
        </draw:line>
        <draw:line draw:style-name="gr9" draw:text-style-name="P7" draw:layer="layout" svg:x1="8.653cm" svg:y1="6.604cm" svg:x2="11.353cm" svg:y2="7.796cm">
          <text:p/>
        </draw:line>
        <draw:line draw:style-name="gr9" draw:text-style-name="P7" draw:layer="layout" svg:x1="8.653cm" svg:y1="8.382cm" svg:x2="11.353cm" svg:y2="7.874cm">
          <text:p/>
        </draw:line>
        <draw:custom-shape draw:style-name="gr72" draw:text-style-name="P7" draw:layer="layout" svg:width="0.61cm" svg:height="0.189cm" draw:transform="rotate (0.922057443828604) translate (10.7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0.6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4.3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4.3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1.3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1.076cm" svg:y="6.364cm">
          <draw:text-box>
            <text:p text:style-name="P31">slow</text:p>
            <text:p text:style-name="P31">machines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77" draw:text-style-name="P2" draw:layer="layout" svg:width="3.13cm" svg:height="1.092cm" svg:x="4.9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78" draw:text-style-name="P2" draw:layer="layout" svg:width="3.13cm" svg:height="1.092cm" svg:x="4.9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79" draw:text-style-name="P2" draw:layer="layout" svg:width="3.13cm" svg:height="1.092cm" svg:x="5.0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80" draw:text-style-name="P3" draw:layer="layout" svg:width="3.13cm" svg:height="1.092cm" svg:x="14.4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81" draw:text-style-name="P4" draw:layer="layout" svg:width="3.13cm" svg:height="1.092cm" svg:x="14.4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8.1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8.1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8.1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8.1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8.1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8.1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2.544cm" svg:y1="4.572cm" svg:x2="14.481cm" svg:y2="5.334cm">
          <text:p/>
        </draw:line>
        <draw:line draw:style-name="gr8" draw:text-style-name="P7" draw:layer="layout" svg:x1="12.542cm" svg:y1="6.236cm" svg:x2="14.481cm" svg:y2="5.451cm">
          <text:p/>
        </draw:line>
        <draw:line draw:style-name="gr8" draw:text-style-name="P7" draw:layer="layout" svg:x1="12.55cm" svg:y1="7.796cm" svg:x2="14.465cm" svg:y2="5.636cm">
          <text:p/>
        </draw:line>
        <draw:line draw:style-name="gr9" draw:text-style-name="P7" draw:layer="layout" svg:x1="12.544cm" svg:y1="5.08cm" svg:x2="14.508cm" svg:y2="7.62cm">
          <text:p/>
        </draw:line>
        <draw:line draw:style-name="gr9" draw:text-style-name="P7" draw:layer="layout" svg:x1="12.55cm" svg:y1="6.604cm" svg:x2="14.481cm" svg:y2="7.796cm">
          <text:p/>
        </draw:line>
        <draw:line draw:style-name="gr9" draw:text-style-name="P7" draw:layer="layout" svg:x1="12.55cm" svg:y1="8.382cm" svg:x2="14.481cm" svg:y2="7.874cm">
          <text:p/>
        </draw:line>
        <draw:custom-shape draw:style-name="gr73" draw:text-style-name="P7" draw:layer="layout" svg:width="0.508cm" svg:height="2.717cm" svg:x="4.3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4.3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1.3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1.076cm" svg:y="6.364cm">
          <draw:text-box>
            <text:p text:style-name="P31">slow</text:p>
            <text:p text:style-name="P31">machines</text:p>
          </draw:text-box>
        </draw:frame>
        <draw:g>
          <draw:custom-shape draw:style-name="gr82" draw:text-style-name="P7" draw:layer="layout" svg:width="1.085cm" svg:height="1.01cm" svg:x="11.46cm" svg:y="4.319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3" draw:text-style-name="P33" draw:layer="layout" svg:width="0.365cm" svg:height="0.365cm" svg:x="11.571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3" draw:text-style-name="P33" draw:layer="layout" svg:width="0.365cm" svg:height="0.365cm" svg:x="12.045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3" draw:layer="layout" svg:width="0.365cm" svg:height="0.365cm" svg:x="11.571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3" draw:layer="layout" svg:width="0.365cm" svg:height="0.365cm" svg:x="12.045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2" draw:text-style-name="P7" draw:layer="layout" svg:width="1.085cm" svg:height="1.01cm" svg:x="11.46cm" svg:y="5.926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3" draw:text-style-name="P33" draw:layer="layout" svg:width="0.365cm" svg:height="0.365cm" svg:x="11.571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3" draw:text-style-name="P33" draw:layer="layout" svg:width="0.365cm" svg:height="0.365cm" svg:x="12.045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3" draw:layer="layout" svg:width="0.365cm" svg:height="0.365cm" svg:x="11.571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3" draw:layer="layout" svg:width="0.365cm" svg:height="0.365cm" svg:x="12.045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2" draw:text-style-name="P7" draw:layer="layout" svg:width="1.085cm" svg:height="1.01cm" svg:x="11.46cm" svg:y="7.633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3" draw:text-style-name="P33" draw:layer="layout" svg:width="0.365cm" svg:height="0.365cm" svg:x="11.571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3" draw:text-style-name="P33" draw:layer="layout" svg:width="0.365cm" svg:height="0.365cm" svg:x="12.045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3" draw:layer="layout" svg:width="0.365cm" svg:height="0.365cm" svg:x="11.571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3" draw:layer="layout" svg:width="0.365cm" svg:height="0.365cm" svg:x="12.045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85" draw:text-style-name="P7" draw:layer="layout" svg:x1="9.652cm" svg:y1="4.826cm" svg:x2="11.176cm" svg:y2="4.826cm">
          <text:p/>
        </draw:line>
        <draw:line draw:style-name="gr85" draw:text-style-name="P7" draw:layer="layout" svg:x1="9.639cm" svg:y1="4.826cm" svg:x2="11.176cm" svg:y2="6.35cm">
          <text:p/>
        </draw:line>
        <draw:line draw:style-name="gr85" draw:text-style-name="P7" draw:layer="layout" svg:x1="9.627cm" svg:y1="4.813cm" svg:x2="11.231cm" svg:y2="7.964cm">
          <text:p/>
        </draw:line>
        <draw:line draw:style-name="gr85" draw:text-style-name="P7" draw:layer="layout" svg:x1="8.898cm" svg:y1="6.453cm" svg:x2="11.176cm" svg:y2="6.453cm">
          <text:p/>
        </draw:line>
        <draw:line draw:style-name="gr85" draw:text-style-name="P7" draw:layer="layout" svg:x1="8.885cm" svg:y1="6.44cm" svg:x2="11.178cm" svg:y2="5.014cm">
          <text:p/>
        </draw:line>
        <draw:line draw:style-name="gr85" draw:text-style-name="P7" draw:layer="layout" svg:x1="8.872cm" svg:y1="6.453cm" svg:x2="11.218cm" svg:y2="8.163cm">
          <text:p/>
        </draw:line>
        <draw:line draw:style-name="gr85" draw:text-style-name="P7" draw:layer="layout" svg:x1="8.911cm" svg:y1="8.328cm" svg:x2="11.189cm" svg:y2="8.328cm">
          <text:p/>
        </draw:line>
        <draw:line draw:style-name="gr85" draw:text-style-name="P7" draw:layer="layout" svg:x1="8.898cm" svg:y1="8.328cm" svg:x2="11.176cm" svg:y2="6.604cm">
          <text:p/>
        </draw:line>
        <draw:line draw:style-name="gr85" draw:text-style-name="P7" draw:layer="layout" svg:x1="8.885cm" svg:y1="8.341cm" svg:x2="11.112cm" svg:y2="5.266cm">
          <text:p/>
        </draw:lin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86" draw:text-style-name="P34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5" draw:layer="layout" svg:width="22.859cm" svg:height="2.38cm" svg:x="1.27cm" svg:y="0.572cm" presentation:class="title">
          <draw:text-box>
            <text:p/>
          </draw:text-box>
        </draw:frame>
        <draw:custom-shape draw:style-name="gr87" draw:text-style-name="P34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4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6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6" draw:text-style-name="P39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0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8" draw:text-style-name="P41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99" draw:text-style-name="P41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88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4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6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99" draw:text-style-name="P41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88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4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6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99" draw:text-style-name="P41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97" draw:text-style-name="P40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1" draw:text-style-name="P7" draw:layer="layout" svg:x1="12.816cm" svg:y1="11.53cm" svg:x2="14.848cm" svg:y2="11.53cm">
          <text:p/>
        </draw:line>
        <draw:line draw:style-name="gr102" draw:text-style-name="P7" draw:layer="layout" svg:x1="12.816cm" svg:y1="12.546cm" svg:x2="14.848cm" svg:y2="12.546cm">
          <text:p/>
        </draw:line>
        <draw:line draw:style-name="gr103" draw:text-style-name="P7" draw:layer="layout" svg:x1="2.794cm" svg:y1="10.36cm" svg:x2="20.574cm" svg:y2="10.36cm">
          <text:p/>
        </draw:line>
        <draw:frame draw:style-name="gr104" draw:text-style-name="P41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5" draw:text-style-name="P41" draw:layer="layout" svg:width="3.724cm" svg:height="1.361cm" svg:x="18.706cm" svg:y="11.992cm">
          <draw:text-box>
            <text:p><text:span text:style-name="T9">Disaggreg</text:span><text:span text:style-name="T9">ated</text:span></text:p>
            <text:p><text:span text:style-name="T9">Crail </text:span><text:span text:style-name="T9">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08" draw:text-style-name="P42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09" draw:text-style-name="P43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3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3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8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2" draw:text-style-name="P38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2" draw:text-style-name="P38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5" draw:text-style-name="P38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113" draw:text-style-name="P34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4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5" draw:layer="layout" svg:width="22.859cm" svg:height="2.38cm" svg:x="1.27cm" svg:y="0.572cm" presentation:class="title">
          <draw:text-box>
            <text:p/>
          </draw:text-box>
        </draw:frame>
        <draw:custom-shape draw:style-name="gr87" draw:text-style-name="P34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4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5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5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6" draw:text-style-name="P39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0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8" draw:text-style-name="P41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13" draw:text-style-name="P34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5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5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13" draw:text-style-name="P34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5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5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97" draw:text-style-name="P40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1" draw:text-style-name="P7" draw:layer="layout" svg:x1="12.816cm" svg:y1="11.53cm" svg:x2="14.848cm" svg:y2="11.53cm">
          <text:p/>
        </draw:line>
        <draw:line draw:style-name="gr102" draw:text-style-name="P7" draw:layer="layout" svg:x1="12.816cm" svg:y1="12.546cm" svg:x2="14.848cm" svg:y2="12.546cm">
          <text:p/>
        </draw:line>
        <draw:line draw:style-name="gr103" draw:text-style-name="P7" draw:layer="layout" svg:x1="2.794cm" svg:y1="10.36cm" svg:x2="20.574cm" svg:y2="10.36cm">
          <text:p/>
        </draw:line>
        <draw:frame draw:style-name="gr104" draw:text-style-name="P41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5" draw:text-style-name="P41" draw:layer="layout" svg:width="3.724cm" svg:height="1.361cm" svg:x="18.706cm" svg:y="11.992cm">
          <draw:text-box>
            <text:p><text:span text:style-name="T9">Disaggreg</text:span><text:span text:style-name="T9">ated</text:span></text:p>
            <text:p><text:span text:style-name="T10">Crail</text:span><text:span text:style-name="T9"> </text:span><text:span text:style-name="T9">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08" draw:text-style-name="P42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09" draw:text-style-name="P43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3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3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8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38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38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5" draw:text-style-name="P38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8" draw:text-style-name="P46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18" draw:text-style-name="P46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18" draw:text-style-name="P46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draw:custom-shape draw:style-name="gr119" draw:text-style-name="P34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5" draw:layer="layout" svg:width="1.778cm" svg:height="0.629cm" draw:transform="rotate (1.5707963267949) translate (3.366cm 9.398cm)">
          <text:p text:style-name="P8"><text:span text:style-name="T9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46" draw:layer="layout" svg:width="1.823cm" svg:height="0.806cm" svg:x="2.794cm" svg:y="6.588cm">
          <draw:text-box>
            <text:p text:style-name="P8"><text:span text:style-name="T9">Driv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13" draw:text-style-name="P34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4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5" draw:layer="layout" svg:width="22.859cm" svg:height="2.38cm" svg:x="1.27cm" svg:y="0.572cm" presentation:class="title">
          <draw:text-box>
            <text:p/>
          </draw:text-box>
        </draw:frame>
        <draw:custom-shape draw:style-name="gr87" draw:text-style-name="P34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4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5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5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6" draw:text-style-name="P39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0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8" draw:text-style-name="P41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13" draw:text-style-name="P34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5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5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13" draw:text-style-name="P34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4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5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5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97" draw:text-style-name="P40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1" draw:text-style-name="P7" draw:layer="layout" svg:x1="12.816cm" svg:y1="11.53cm" svg:x2="14.848cm" svg:y2="11.53cm">
          <text:p/>
        </draw:line>
        <draw:line draw:style-name="gr102" draw:text-style-name="P7" draw:layer="layout" svg:x1="12.816cm" svg:y1="12.546cm" svg:x2="14.848cm" svg:y2="12.546cm">
          <text:p/>
        </draw:line>
        <draw:line draw:style-name="gr103" draw:text-style-name="P7" draw:layer="layout" svg:x1="2.794cm" svg:y1="10.36cm" svg:x2="20.574cm" svg:y2="10.36cm">
          <text:p/>
        </draw:line>
        <draw:frame draw:style-name="gr104" draw:text-style-name="P41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5" draw:text-style-name="P41" draw:layer="layout" svg:width="3.724cm" svg:height="1.361cm" svg:x="18.706cm" svg:y="11.992cm">
          <draw:text-box>
            <text:p><text:span text:style-name="T9">Disaggreg</text:span><text:span text:style-name="T9">ated</text:span></text:p>
            <text:p><text:span text:style-name="T10">Crail</text:span><text:span text:style-name="T9"> </text:span><text:span text:style-name="T9">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08" draw:text-style-name="P42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09" draw:text-style-name="P43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3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3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8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2" draw:text-style-name="P38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2" draw:text-style-name="P38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5" draw:text-style-name="P38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8" draw:text-style-name="P46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18" draw:text-style-name="P46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18" draw:text-style-name="P46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123" draw:text-style-name="P45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5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5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4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5" draw:layer="layout" svg:width="22.859cm" svg:height="2.38cm" svg:x="1.27cm" svg:y="0.572cm" presentation:class="title">
          <draw:text-box>
            <text:p/>
          </draw:text-box>
        </draw:frame>
        <draw:custom-shape draw:style-name="gr87" draw:text-style-name="P34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45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5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3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3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3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6" draw:text-style-name="P39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0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8" draw:text-style-name="P41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23" draw:text-style-name="P45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5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3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3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3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23" draw:text-style-name="P45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5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3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3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3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97" draw:text-style-name="P40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1" draw:text-style-name="P7" draw:layer="layout" svg:x1="12.816cm" svg:y1="11.53cm" svg:x2="14.848cm" svg:y2="11.53cm">
          <text:p/>
        </draw:line>
        <draw:line draw:style-name="gr102" draw:text-style-name="P7" draw:layer="layout" svg:x1="12.816cm" svg:y1="12.546cm" svg:x2="14.848cm" svg:y2="12.546cm">
          <text:p/>
        </draw:line>
        <draw:line draw:style-name="gr103" draw:text-style-name="P7" draw:layer="layout" svg:x1="2.794cm" svg:y1="10.36cm" svg:x2="20.574cm" svg:y2="10.36cm">
          <text:p/>
        </draw:line>
        <draw:frame draw:style-name="gr104" draw:text-style-name="P41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5" draw:text-style-name="P41" draw:layer="layout" svg:width="3.724cm" svg:height="1.361cm" svg:x="18.706cm" svg:y="11.992cm">
          <draw:text-box>
            <text:p><text:span text:style-name="T9">Disaggreg</text:span><text:span text:style-name="T9">ated</text:span></text:p>
            <text:p><text:span text:style-name="T10">Crail</text:span><text:span text:style-name="T9"> </text:span><text:span text:style-name="T9">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08" draw:text-style-name="P42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09" draw:text-style-name="P43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3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3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8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2" draw:text-style-name="P38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2" draw:text-style-name="P38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5" draw:text-style-name="P38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8" draw:text-style-name="P46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18" draw:text-style-name="P46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18" draw:text-style-name="P46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86" draw:text-style-name="P34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5" draw:layer="layout" svg:width="22.859cm" svg:height="2.38cm" svg:x="1.27cm" svg:y="0.572cm" presentation:class="title">
          <draw:text-box>
            <text:p/>
          </draw:text-box>
        </draw:frame>
        <draw:custom-shape draw:style-name="gr87" draw:text-style-name="P34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4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6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6" draw:text-style-name="P39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0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8" draw:text-style-name="P41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99" draw:text-style-name="P41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88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4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6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99" draw:text-style-name="P41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88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4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6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6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41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99" draw:text-style-name="P41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97" draw:text-style-name="P40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40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5" draw:text-style-name="P38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38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1" draw:text-style-name="P7" draw:layer="layout" svg:x1="12.816cm" svg:y1="11.53cm" svg:x2="14.848cm" svg:y2="11.53cm">
          <text:p/>
        </draw:line>
        <draw:line draw:style-name="gr102" draw:text-style-name="P7" draw:layer="layout" svg:x1="12.816cm" svg:y1="12.546cm" svg:x2="14.848cm" svg:y2="12.546cm">
          <text:p/>
        </draw:line>
        <draw:line draw:style-name="gr103" draw:text-style-name="P7" draw:layer="layout" svg:x1="2.794cm" svg:y1="10.36cm" svg:x2="20.574cm" svg:y2="10.36cm">
          <text:p/>
        </draw:line>
        <draw:frame draw:style-name="gr104" draw:text-style-name="P41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5" draw:text-style-name="P41" draw:layer="layout" svg:width="3.724cm" svg:height="1.361cm" svg:x="18.706cm" svg:y="11.992cm">
          <draw:text-box>
            <text:p><text:span text:style-name="T9">Disaggreg</text:span><text:span text:style-name="T9">ated</text:span></text:p>
            <text:p><text:span text:style-name="T9">Crail </text:span><text:span text:style-name="T9">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08" draw:text-style-name="P42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09" draw:text-style-name="P43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3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3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8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2" draw:text-style-name="P38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2" draw:text-style-name="P38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5" draw:text-style-name="P38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40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27" draw:text-style-name="P34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8" draw:layer="layout" svg:width="3.556cm" svg:height="1.156cm" svg:x="7.728cm" svg:y="4.884cm">
            <text:p text:style-name="P8"><text:span text:style-name="T11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29" draw:text-style-name="P7" draw:layer="layout" svg:x1="8.896cm" svg:y1="6.079cm" svg:x2="4.673cm" svg:y2="7.716cm">
          <text:p/>
        </draw:line>
        <draw:line draw:style-name="gr129" draw:text-style-name="P7" draw:layer="layout" svg:x1="9.245cm" svg:y1="6.079cm" svg:x2="5.53cm" svg:y2="7.857cm">
          <text:p/>
        </draw:line>
        <draw:line draw:style-name="gr129" draw:text-style-name="P7" draw:layer="layout" svg:x1="9.499cm" svg:y1="6.062cm" svg:x2="10.102cm" svg:y2="7.686cm">
          <text:p/>
        </draw:line>
        <draw:line draw:style-name="gr129" draw:text-style-name="P7" draw:layer="layout" svg:x1="9.753cm" svg:y1="6.057cm" svg:x2="10.515cm" svg:y2="7.788cm">
          <text:p/>
        </draw:line>
        <draw:line draw:style-name="gr129" draw:text-style-name="P7" draw:layer="layout" svg:x1="10.544cm" svg:y1="6.079cm" svg:x2="14.602cm" svg:y2="8.365cm">
          <text:p/>
        </draw:line>
        <draw:line draw:style-name="gr129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</text:span><text:span text:style-name="MT2">e </text:span><text:span text:style-name="MT2">of </text:span><text:span text:style-name="MT2">Yo</text:span><text:span text:style-name="MT2">ur </text:span><text:span text:style-name="MT2">Pr</text:span><text:span text:style-name="MT2">es</text:span><text:span text:style-name="MT2">ent</text:span><text:span text:style-name="MT2">ati</text:span><text:span text:style-name="MT2">on</text:span><text:span text:style-name="MT2"><text:line-break/></text:span><text:span text:style-name="MT2">Go</text:span><text:span text:style-name="MT2">es </text:span><text:span text:style-name="MT2">He</text:span><text:span text:style-name="MT2">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</text:span><text:span text:style-name="MT3">ck </text:span><text:span text:style-name="MT3">to </text:span><text:span text:style-name="MT3">edi</text:span><text:span text:style-name="MT3">t </text:span><text:span text:style-name="MT3">Ma</text:span><text:span text:style-name="MT3">ste</text:span><text:span text:style-name="MT3">r </text:span><text:span text:style-name="MT3">titl</text:span><text:span text:style-name="MT3">e </text:span><text:span text:style-name="MT3">sty</text:span><text:span text:style-name="MT3">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has</text:span><text:span text:style-name="MT8">htag here by </text:span><text:span text:style-name="MT8">setting the </text:span><text:span text:style-name="MT8">footer in view-</text:span><text:span text:style-name="MT8">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</text:span><text:span text:style-name="MT3">ck </text:span><text:span text:style-name="MT3">to </text:span><text:span text:style-name="MT3">edi</text:span><text:span text:style-name="MT3">t </text:span><text:span text:style-name="MT3">Ma</text:span><text:span text:style-name="MT3">ste</text:span><text:span text:style-name="MT3">r </text:span><text:span text:style-name="MT3">titl</text:span><text:span text:style-name="MT3">e </text:span><text:span text:style-name="MT3">sty</text:span><text:span text:style-name="MT3">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has</text:span><text:span text:style-name="MT8">htag here by </text:span><text:span text:style-name="MT8">setting the </text:span><text:span text:style-name="MT8">footer in view-</text:span><text:span text:style-name="MT8">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31</meta:editing-cycles>
    <meta:creation-date>2018-05-14T13:01:55.594807701</meta:creation-date>
    <dc:date>2019-02-28T14:42:47.547347647</dc:date>
    <meta:editing-duration>P2DT8H1M7S</meta:editing-duration>
    <meta:generator>LibreOffice/6.0.7.3$Linux_X86_64 LibreOffice_project/00m0$Build-3</meta:generator>
    <meta:document-statistic meta:object-count="71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